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D0000017317A0555E5FF67D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ea75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dash" draw:stroke-dash="Long_20_Dash" svg:stroke-linecap="butt" draw:fill="none" loext:fill-use-slide-background="false" draw:textarea-horizontal-align="justify" draw:textarea-vertical-align="middle" draw:auto-grow-height="false" fo:min-height="9.75cm" fo:min-width="16.25cm"/>
    </style:style>
    <style:style style:name="gr5" style:family="graphic" style:parent-style-name="standard">
      <style:graphic-properties svg:stroke-color="#ff0000" draw:fill="solid" draw:fill-color="#ff4000" draw:opacity="25%" draw:textarea-horizontal-align="justify" draw:textarea-vertical-align="middle" draw:auto-grow-height="false" fo:min-height="9.75cm" fo:min-width="2.75cm"/>
    </style:style>
    <style:style style:name="gr6" style:family="graphic" style:parent-style-name="standard">
      <style:graphic-properties svg:stroke-color="#168253" draw:fill-color="#77bc65" draw:opacity="25%" draw:textarea-horizontal-align="justify" draw:textarea-vertical-align="middle" draw:auto-grow-height="false" fo:min-height="9.75cm" fo:min-width="2.75cm"/>
    </style:style>
    <style:style style:name="gr7" style:family="graphic" style:parent-style-name="standard">
      <style:graphic-properties draw:opacity="25%" draw:textarea-horizontal-align="justify" draw:textarea-vertical-align="middle" draw:auto-grow-height="false" fo:min-height="9.75cm" fo:min-width="2.75cm"/>
    </style:style>
    <style:style style:name="gr8" style:family="graphic" style:parent-style-name="standard">
      <style:graphic-properties svg:stroke-color="#5b277d" draw:fill-color="#a1467e" draw:opacity="25%" draw:textarea-horizontal-align="justify" draw:textarea-vertical-align="middle" draw:auto-grow-height="false" fo:min-height="9.75cm" fo:min-width="2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2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4000" draw:opacity="25%"/>
      <style:paragraph-properties fo:text-align="center"/>
    </style:style>
    <style:style style:name="P3" style:family="paragraph">
      <loext:graphic-properties draw:fill-color="#77bc65" draw:opacity="25%"/>
      <style:paragraph-properties fo:text-align="center"/>
    </style:style>
    <style:style style:name="P4" style:family="paragraph">
      <loext:graphic-properties draw:opacity="25%"/>
      <style:paragraph-properties fo:text-align="center"/>
    </style:style>
    <style:style style:name="P5" style:family="paragraph">
      <loext:graphic-properties draw:fill-color="#a1467e" draw:opacity="25%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9" style:family="paragraph">
      <loext:graphic-properties draw:fill="none" draw:fill-color="#ffffff"/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427cm" svg:height="9.813cm" svg:x="2.695cm" svg:y="9.157cm">
          <draw:image xlink:href="Pictures/100000000000026D0000017317A0555E5FF67D3C.png" xlink:type="simple" xlink:show="embed" xlink:actuate="onLoad" draw:mime-type="image/png">
            <text:p/>
          </draw:image>
        </draw:frame>
        <draw:line draw:style-name="gr2" draw:text-style-name="P1" draw:layer="layout" svg:x1="9.539cm" svg:y1="12.101cm" svg:x2="15.5cm" svg:y2="12.101cm">
          <text:p/>
        </draw:line>
        <draw:line draw:style-name="gr2" draw:text-style-name="P1" draw:layer="layout" svg:x1="6.25cm" svg:y1="18cm" svg:x2="12cm" svg:y2="18cm">
          <text:p/>
        </draw:line>
        <draw:line draw:style-name="gr3" draw:text-style-name="P1" draw:layer="layout" svg:x1="12.882cm" svg:y1="14.654cm" svg:x2="19cm" svg:y2="14.654cm">
          <text:p/>
        </draw:line>
        <draw:line draw:style-name="gr3" draw:text-style-name="P1" draw:layer="layout" svg:x1="16.132cm" svg:y1="13cm" svg:x2="19cm" svg:y2="13cm">
          <text:p/>
        </draw:line>
        <draw:line draw:style-name="gr3" draw:text-style-name="P1" draw:layer="layout" svg:x1="16.132cm" svg:y1="12.1cm" svg:x2="19cm" svg:y2="12.1cm">
          <text:p/>
        </draw:line>
        <draw:line draw:style-name="gr3" draw:text-style-name="P1" draw:layer="layout" svg:x1="12.882cm" svg:y1="18cm" svg:x2="19cm" svg:y2="18cm">
          <text:p/>
        </draw:line>
        <draw:custom-shape draw:style-name="gr4" draw:text-style-name="P1" draw:layer="layout" svg:width="16.75cm" svg:height="10cm" svg:x="2.5cm" svg:y="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6.427cm" svg:height="9.813cm" svg:x="2.695cm" svg:y="9.157cm">
          <draw:image xlink:href="Pictures/100000000000026D0000017317A0555E5FF67D3C.png" xlink:type="simple" xlink:show="embed" xlink:actuate="onLoad" draw:mime-type="image/png">
            <text:p/>
          </draw:image>
        </draw:frame>
        <draw:line draw:style-name="gr2" draw:text-style-name="P1" draw:layer="layout" svg:x1="9.539cm" svg:y1="12.101cm" svg:x2="15.5cm" svg:y2="12.101cm">
          <text:p/>
        </draw:line>
        <draw:line draw:style-name="gr2" draw:text-style-name="P1" draw:layer="layout" svg:x1="6.25cm" svg:y1="18cm" svg:x2="12cm" svg:y2="18cm">
          <text:p/>
        </draw:line>
        <draw:line draw:style-name="gr3" draw:text-style-name="P1" draw:layer="layout" svg:x1="12.882cm" svg:y1="14.654cm" svg:x2="19cm" svg:y2="14.654cm">
          <text:p/>
        </draw:line>
        <draw:line draw:style-name="gr3" draw:text-style-name="P1" draw:layer="layout" svg:x1="16.132cm" svg:y1="13cm" svg:x2="19cm" svg:y2="13cm">
          <text:p/>
        </draw:line>
        <draw:line draw:style-name="gr3" draw:text-style-name="P1" draw:layer="layout" svg:x1="16.132cm" svg:y1="12.1cm" svg:x2="19cm" svg:y2="12.1cm">
          <text:p/>
        </draw:line>
        <draw:line draw:style-name="gr3" draw:text-style-name="P1" draw:layer="layout" svg:x1="12.882cm" svg:y1="18cm" svg:x2="19cm" svg:y2="18cm">
          <text:p/>
        </draw:line>
        <draw:custom-shape draw:style-name="gr4" draw:text-style-name="P1" draw:layer="layout" svg:width="16.75cm" svg:height="10cm" svg:x="2.5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25cm" svg:height="10cm" svg:x="4.2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25cm" svg:height="10cm" svg:x="7.5cm" svg:y="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5cm" svg:height="10cm" svg:x="10.8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25cm" svg:height="10cm" svg:x="14.1cm" svg:y="9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25cm" svg:height="1.505cm" svg:x="4.25cm" svg:y="19cm">
          <draw:text-box>
            <text:p><text:span text:style-name="T1">Reduction function A</text:span></text:p>
          </draw:text-box>
        </draw:frame>
        <draw:frame draw:style-name="gr9" draw:text-style-name="P6" draw:layer="layout" svg:width="3.25cm" svg:height="1.505cm" svg:x="7.55cm" svg:y="19.001cm">
          <draw:text-box>
            <text:p><text:span text:style-name="T1">Reduction function B</text:span></text:p>
          </draw:text-box>
        </draw:frame>
        <draw:frame draw:style-name="gr9" draw:text-style-name="P6" draw:layer="layout" svg:width="3.25cm" svg:height="1.505cm" svg:x="10.95cm" svg:y="19.002cm">
          <draw:text-box>
            <text:p><text:span text:style-name="T1">Reduction function C</text:span></text:p>
          </draw:text-box>
        </draw:frame>
        <draw:frame draw:style-name="gr9" draw:text-style-name="P6" draw:layer="layout" svg:width="3.25cm" svg:height="1.505cm" svg:x="14.25cm" svg:y="19.003cm">
          <draw:text-box>
            <text:p><text:span text:style-name="T1">Reduction function D</text:span></text:p>
          </draw:text-box>
        </draw:frame>
        <draw:frame draw:style-name="gr10" draw:text-style-name="P6" draw:layer="layout" svg:width="0.75cm" svg:height="0.878cm" svg:x="1.75cm" svg:y="10.546cm">
          <draw:text-box>
            <text:p text:style-name="P7"><text:span text:style-name="T1">0</text:span></text:p>
          </draw:text-box>
        </draw:frame>
        <draw:frame draw:style-name="gr10" draw:text-style-name="P6" draw:layer="layout" svg:width="0.75cm" svg:height="0.878cm" svg:x="1.75cm" svg:y="11.446cm">
          <draw:text-box>
            <text:p text:style-name="P7"><text:span text:style-name="T1">1</text:span></text:p>
          </draw:text-box>
        </draw:frame>
        <draw:frame draw:style-name="gr10" draw:text-style-name="P6" draw:layer="layout" svg:width="0.75cm" svg:height="0.878cm" svg:x="1.75cm" svg:y="12.246cm">
          <draw:text-box>
            <text:p text:style-name="P7"><text:span text:style-name="T1">2</text:span></text:p>
          </draw:text-box>
        </draw:frame>
        <draw:frame draw:style-name="gr10" draw:text-style-name="P6" draw:layer="layout" svg:width="0.75cm" svg:height="0.878cm" svg:x="1.75cm" svg:y="13.146cm">
          <draw:text-box>
            <text:p text:style-name="P7"><text:span text:style-name="T1">3</text:span></text:p>
          </draw:text-box>
        </draw:frame>
        <draw:frame draw:style-name="gr10" draw:text-style-name="P6" draw:layer="layout" svg:width="0.75cm" svg:height="0.878cm" svg:x="1.75cm" svg:y="13.946cm">
          <draw:text-box>
            <text:p text:style-name="P7"><text:span text:style-name="T1">4</text:span></text:p>
          </draw:text-box>
        </draw:frame>
        <draw:frame draw:style-name="gr10" draw:text-style-name="P6" draw:layer="layout" svg:width="0.75cm" svg:height="0.878cm" svg:x="1.75cm" svg:y="14.746cm">
          <draw:text-box>
            <text:p text:style-name="P7"><text:span text:style-name="T1">5</text:span></text:p>
          </draw:text-box>
        </draw:frame>
        <draw:frame draw:style-name="gr10" draw:text-style-name="P6" draw:layer="layout" svg:width="0.75cm" svg:height="0.878cm" svg:x="1.75cm" svg:y="15.7cm">
          <draw:text-box>
            <text:p text:style-name="P7"><text:span text:style-name="T1">6</text:span></text:p>
          </draw:text-box>
        </draw:frame>
        <draw:frame draw:style-name="gr10" draw:text-style-name="P6" draw:layer="layout" svg:width="0.75cm" svg:height="0.878cm" svg:x="1.75cm" svg:y="16.5cm">
          <draw:text-box>
            <text:p text:style-name="P7"><text:span text:style-name="T1">7</text:span></text:p>
          </draw:text-box>
        </draw:frame>
        <draw:frame draw:style-name="gr10" draw:text-style-name="P6" draw:layer="layout" svg:width="0.75cm" svg:height="0.878cm" svg:x="1.75cm" svg:y="17.323cm">
          <draw:text-box>
            <text:p text:style-name="P7"><text:span text:style-name="T1">8</text:span></text:p>
          </draw:text-box>
        </draw:frame>
        <draw:frame draw:style-name="gr10" draw:text-style-name="P6" draw:layer="layout" svg:width="0.75cm" svg:height="0.878cm" svg:x="1.75cm" svg:y="18.223cm">
          <draw:text-box>
            <text:p text:style-name="P7"><text:span text:style-name="T1">9</text:span></text:p>
          </draw:text-box>
        </draw:frame>
        <draw:frame draw:style-name="gr11" draw:text-style-name="P9" draw:layer="layout" svg:width="1.75cm" svg:height="0.878cm" svg:x="1.05cm" svg:y="9.846cm">
          <draw:text-box>
            <text:p text:style-name="P8"><text:span text:style-name="T2">Row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Cameron</meta:initial-creator>
    <meta:creation-date>2023-05-29T15:30:17.509970943</meta:creation-date>
    <dc:date>2023-05-30T11:42:04.702514372</dc:date>
    <dc:creator>Chris Cameron</dc:creator>
    <meta:editing-duration>PT13M15S</meta:editing-duration>
    <meta:editing-cycles>2</meta:editing-cycles>
    <meta:generator>LibreOffice/7.4.7.2$Linux_X86_64 LibreOffice_project/40$Build-2</meta:generator>
    <meta:document-statistic meta:object-count="35"/>
  </office:meta>
</office:document-meta>
</file>